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fo:font-size="15pt" style:font-size-asian="15pt" style:font-size-complex="15pt"/>
    </style:style>
    <style:style style:name="P2" style:family="paragraph" style:parent-style-name="Heading_20_1">
      <style:text-properties style:font-name="宋体" fo:font-size="24pt" style:font-name-asian="宋体" style:font-size-asian="24pt" style:font-size-complex="24pt"/>
    </style:style>
    <style:style style:name="P3" style:family="paragraph" style:parent-style-name="Heading_20_1">
      <style:text-properties style:font-name="宋体" fo:font-size="24pt" style:font-name-asian="宋体" style:font-size-asian="24pt" style:language-asian="zh" style:country-asian="CN" style:font-size-complex="24pt"/>
    </style:style>
    <style:style style:name="P4" style:family="paragraph" style:parent-style-name="Heading_20_1">
      <style:text-properties style:font-name="宋体" fo:font-size="24pt" style:font-name-asian="宋体" style:font-size-asian="24pt" style:font-size-complex="24pt"/>
    </style:style>
    <style:style style:name="P5" style:family="paragraph" style:parent-style-name="Text_20_body">
      <style:text-properties style:font-name="宋体" fo:font-size="15pt" style:font-name-asian="宋体" style:font-size-asian="15pt" style:language-asian="zh" style:country-asian="CN" style:font-size-complex="15pt"/>
    </style:style>
    <style:style style:name="P6" style:family="paragraph" style:parent-style-name="Text_20_body">
      <style:text-properties style:font-name="宋体" fo:font-size="24pt" style:font-name-asian="宋体" style:font-size-asian="24pt" style:language-asian="zh" style:country-asian="CN" style:font-size-complex="24pt"/>
    </style:style>
    <style:style style:name="P7" style:family="paragraph" style:parent-style-name="Text_20_body">
      <style:text-properties style:font-name="宋体" fo:font-size="24pt" style:font-name-asian="宋体" style:font-size-asian="24pt" style:font-size-complex="24pt"/>
    </style:style>
    <style:style style:name="P8" style:family="paragraph" style:parent-style-name="Text_20_body">
      <style:paragraph-properties fo:break-before="page"/>
      <style:text-properties style:font-name="宋体" fo:font-size="24pt" style:font-name-asian="宋体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style:font-name="宋体" fo:font-size="24pt" style:font-name-asian="宋体" style:font-size-asian="24pt" style:language-asian="zh" style:country-asian="CN" style:font-size-complex="24pt"/>
    </style:style>
    <style:style style:name="T3" style:family="text">
      <style:text-properties style:font-name="宋体" style:font-name-asian="宋体"/>
    </style:style>
    <style:style style:name="T4" style:family="text">
      <style:text-properties style:font-name="宋体" style:font-name-asian="宋体" style:language-asian="zh" style:country-asian="CN"/>
    </style:style>
    <style:style style:name="T5" style:family="text">
      <style:text-properties fo:font-size="15pt" style:font-size-asian="15pt" style:language-asian="zh" style:country-asian="CN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1.Java</text:h>
      <text:p text:style-name="P1"><text:span text:style-name="T3"><text:tab/><text:tab/>a.</text:span><text:span text:style-name="T4">集合</text:span></text:p>
      <text:p text:style-name="P5"><text:tab/><text:tab/>b.线程:多线程编程核心技术 <text:s/>并发编程的艺术 <text:s/>juc</text:p>
      <text:p text:style-name="P5"><text:tab/><text:tab/>c.jdbc</text:p>
      <text:p text:style-name="P5"><text:tab/><text:tab/>d.其它:常用类库源码、日期API、异常</text:p>
      <text:h text:style-name="P2" text:outline-level="1">2.<text:span text:style-name="T1">设计模式</text:span></text:h>
      <text:h text:style-name="P3" text:outline-level="1">3.六级</text:h>
      <text:p text:style-name="P7"><text:span text:style-name="T1"><text:tab/><text:tab/><text:tab/></text:span><text:span text:style-name="T5">spark星火英语</text:span></text:p>
      <text:h text:style-name="P2" text:outline-level="1"><text:span text:style-name="T1">4.学习前端框架:boostrap vue.js</text:span></text:h>
      <text:h text:style-name="Heading_20_1" text:outline-level="1"><text:span text:style-name="T2">5.项目</text:span><text:span text:style-name="T5"> </text:span></text:h>
      <text:p text:style-name="P5"><text:tab/>a.QQ---&gt;C/S架构(必做) <text:s/>用上多线程、IO(NIO)、jdbc、网络编程</text:p>
      <text:p text:style-name="P5"><text:s text:c="3"/>b.博客:用上前端框架、shiro、log4j</text:p>
      <text:h text:style-name="P3" text:outline-level="1">6.算法、数据结构（用C写）</text:h>
      <text:p text:style-name="P6"/>
      <text:p text:style-name="P6"/>
      <text:p text:style-name="P6"/>
      <text:p text:style-name="P6">旅游：重庆 <text:s/>北京 <text:s/>看情况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Ju Yan</meta:initial-creator>
    <meta:creation-date>2017-12-29T19:36:44.15</meta:creation-date>
    <meta:generator>OpenOffice/4.1.4$Win32 OpenOffice.org_project/414m5$Build-9788</meta:generator>
    <dc:date>2017-12-30T17:25:06.34</dc:date>
    <dc:creator>SiJu Yan</dc:creator>
    <meta:editing-duration>PT29M34S</meta:editing-duration>
    <meta:editing-cycles>76</meta:editing-cycles>
    <meta:document-statistic meta:table-count="0" meta:image-count="0" meta:object-count="0" meta:page-count="2" meta:paragraph-count="14" meta:word-count="127" meta:character-count="220"/>
  </office:meta>
</office:document-meta>
</file>